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rial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30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0];&quot;High&quot;;[.D5:.D10])" office:value-type="float" office:value="12">
            <text:p>12</text:p>
          </table:table-cell>
          <table:table-cell table:style-name="Default" table:formula="of:=SUMPRODUCT(([.C5:.C10]=&quot;High&quot;)*([.E5:.E10]=&quot;x&quot;)*[.D5:.D10])" office:value-type="float" office:value="12">
            <text:p>1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0];&quot;Medium&quot;;[.D5:.D10])" office:value-type="float" office:value="0">
            <text:p>0</text:p>
          </table:table-cell>
          <table:table-cell table:style-name="Default" table:formula="of:=SUMPRODUCT(([.C5:.C10]=&quot;Medium&quot;)*([.E5:.E10]=&quot;x&quot;)*[.D5:.D10])" office:value-type="float" office:value="0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0];&quot;Low&quot;;[.D5:.D10])" office:value-type="float" office:value="1">
            <text:p>1</text:p>
          </table:table-cell>
          <table:table-cell table:style-name="Default" table:formula="of:=SUMPRODUCT(([.C5:.C10]=&quot;Low&quot;)*([.E5:.E10]=&quot;x&quot;)*[.D5:.D10])" office:value-type="float" office:value="1">
            <text:p>1</text:p>
          </table:table-cell>
          <table:table-cell table:number-columns-repeated="5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30" table:number-columns-repeated="2"/>
          <table:table-cell table:number-columns-repeated="47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office:value-type="string">
            <text:p>x</text:p>
          </table:table-cell>
          <table:table-cell table:style-name="ce25" office:value-type="string">
            <text:p>Portal\Trial\Registration</text:p>
          </table:table-cell>
          <table:table-cell table:style-name="ce25" table:number-columns-repeated="56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Portal\Trial\Registration</text:p>
          </table:table-cell>
          <table:table-cell table:style-name="ce25" table:number-columns-repeated="56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Portal\Trial\Registration</text:p>
          </table:table-cell>
          <table:table-cell table:style-name="ce25" table:number-columns-repeated="56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6:1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7T16:11:34</dc:date>
    <dc:creator>exoplatform </dc:creator>
    <meta:editing-duration>PT2H17M57S</meta:editing-duration>
    <meta:editing-cycles>20</meta:editing-cycles>
    <meta:generator>LibreOffice/3.4$Unix LibreOffice_project/340m1$Build-402</meta:generator>
    <meta:document-statistic meta:table-count="2" meta:cell-count="51" meta:object-count="0"/>
    <meta:user-defined meta:name="Info 1"/>
    <meta:user-defined meta:name="Info 2"/>
    <meta:user-defined meta:name="Info 3"/>
    <meta:user-defined meta:name="Info 4"/>
  </office:meta>
</office:document-meta>
</file>